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20f30" officeooo:paragraph-rsid="00020f30" style:font-weight-asian="bold" style:font-weight-complex="bold"/>
    </style:style>
    <style:style style:name="P2" style:family="paragraph" style:parent-style-name="Standard">
      <style:text-properties fo:font-weight="normal" officeooo:rsid="00020f30" officeooo:paragraph-rsid="00020f30" style:font-weight-asian="normal" style:font-weight-complex="normal"/>
    </style:style>
    <style:style style:name="P3" style:family="paragraph" style:parent-style-name="Standard">
      <style:text-properties fo:font-style="normal" fo:font-weight="normal" officeooo:rsid="00020f30" officeooo:paragraph-rsid="00020f30" style:font-style-asian="normal" style:font-weight-asian="normal" style:font-style-complex="normal" style:font-weight-complex="normal"/>
    </style:style>
    <style:style style:name="P4" style:family="paragraph" style:parent-style-name="Footnote">
      <style:text-properties officeooo:rsid="00020f30" officeooo:paragraph-rsid="00020f30"/>
    </style:style>
    <style:style style:name="P5" style:family="paragraph" style:parent-style-name="Footnote">
      <style:text-properties officeooo:rsid="0003903d" officeooo:paragraph-rsid="0003903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odología<text:note text:id="ftn3" text:note-class="footnote"><text:note-citation>1</text:note-citation><text:note-body><text:p text:style-name="P5">Ya esta calculado los km2 para cada uso del suelo, tambien hecho el grafico de barras para este uso, y todos las variables tanto metereologica como hidrologicas estan ya a nivel de mes.</text:p></text:note-body></text:note></text:p>
      <text:p text:style-name="P1"/>
      <text:p text:style-name="P2">Debido a la disponibilidad de datos de aforos, se procedió a realizar la función de calibración a un único punto tanto de nivel del rio y de caudal para el <text:s/>2015. No se utilizó los demás datos históricos ya que estos representan a una serie temporal de aproximadamente 27 años. En el caso que se utilice dichos datos para obtener la curva de calibración, se introduciría errores debido a la temporalidad de datos con los que se cuenta de 2015, en contraste con los datos de afores desde 1982. La función </text:p>
      <text:p text:style-name="P2">obtenida de esta relación es <text:span text:style-name="T1">f(x) = 53x </text:span><text:span text:style-name="T2"><text:s/>para obtener los caudales respectivos para el año 2015.</text:span></text:p>
      <text:p text:style-name="P2"><text:span text:style-name="T2"/></text:p>
      <text:p text:style-name="P1"><text:span text:style-name="T2"/></text:p>
      <text:p text:style-name="P1"><text:span text:style-name="T2">Discusión</text:span></text:p>
      <text:p text:style-name="P1"><text:span text:style-name="T2"/></text:p>
      <text:p text:style-name="P3">En la figura de caudal se observa que una mayor descarga de agua se presenta durante la primera mitad del año para la estación hidrológica de puerto inca; Esta estacionalidad puede ser explicado por la época lluviosa que coincide con las épocas de mayor caudal. De la misma manera, los caudales medidos en esta estación presenta gran similitud con los caudales reportados por los anuarios hidrológicos del INHAMI, en especial con los de 2013<text:note text:id="ftn0" text:note-class="footnote"><text:note-citation>2</text:note-citation><text:note-body><text:p text:style-name="P4">http://www.serviciometeorologico.gob.ec/wp-content/uploads/anuarios/hidrologicos/Ah%202013.pdf</text:p></text:note-body></text:note>, 2012<text:note text:id="ftn1" text:note-class="footnote"><text:note-citation>3</text:note-citation><text:note-body><text:p text:style-name="P4">http://www.serviciometeorologico.gob.ec/wp-content/uploads/anuarios/hidrologicos/Ah%202012.pdf</text:p></text:note-body></text:note>, y 2011<text:note text:id="ftn2" text:note-class="footnote"><text:note-citation>4</text:note-citation><text:note-body><text:p text:style-name="P4">http://www.serviciometeorologico.gob.ec/wp-content/uploads/anuarios/hidrologicos/Ah%202011.pdf</text:p></text:note-body></text:not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15:29:07.655142157</meta:creation-date>
    <dc:date>2017-01-21T17:01:23.692071454</dc:date>
    <meta:editing-duration>PT1H15M</meta:editing-duration>
    <meta:editing-cycles>1</meta:editing-cycles>
    <meta:document-statistic meta:table-count="0" meta:image-count="0" meta:object-count="0" meta:page-count="1" meta:paragraph-count="9" meta:word-count="223" meta:character-count="1546" meta:non-whitespace-character-count="1329"/>
    <meta:generator>LibreOffice/5.2.4.2.1$Linux_X86_64 LibreOffice_project/20m0$Build-2</meta:generator>
  </office:meta>
</office:document-meta>
</file>